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2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0.749cm" svg:y1="0.751cm" svg:x2="1.749cm" svg:y2="1.751cm">
          <text:p/>
        </draw:line>
        <draw:line draw:style-name="gr10" draw:text-style-name="P2" draw:layer="layout" svg:x1="0.749cm" svg:y1="1.751cm" svg:x2="1.749cm" svg:y2="0.751cm">
          <text:p/>
        </draw:line>
        <draw:custom-shape draw:style-name="gr9" draw:text-style-name="P6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0.749cm" svg:y1="0.731cm" svg:x2="1.749cm" svg:y2="1.731cm">
          <text:p/>
        </draw:line>
        <draw:line draw:style-name="gr10" draw:text-style-name="P2" draw:layer="layout" svg:x1="0.749cm" svg:y1="1.731cm" svg:x2="1.749cm" svg:y2="0.731cm">
          <text:p/>
        </draw:line>
        <draw:custom-shape draw:style-name="gr11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0.751cm" svg:y1="3.73cm" svg:x2="1.751cm" svg:y2="4.73cm">
          <text:p/>
        </draw:line>
        <draw:line draw:style-name="gr12" draw:text-style-name="P2" draw:layer="layout" svg:x1="0.751cm" svg:y1="4.73cm" svg:x2="1.751cm" svg:y2="3.73cm">
          <text:p/>
        </draw:line>
        <draw:custom-shape draw:style-name="gr13" draw:text-style-name="P8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20:07.692000000</dc:date>
    <meta:editing-duration>PT15M30S</meta:editing-duration>
    <meta:editing-cycles>67</meta:editing-cycles>
    <meta:generator>LibreOffice/7.5.0.3$Windows_X86_64 LibreOffice_project/c21113d003cd3efa8c53188764377a8272d9d6de</meta:generator>
    <meta:document-statistic meta:object-count="34"/>
  </office:meta>
</office:document-meta>
</file>